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44379661017" calcext:value-type="float">
            <text:p>2.15444</text:p>
          </table:table-cell>
          <table:table-cell office:value-type="float" office:value="2.37208305084746" calcext:value-type="float">
            <text:p>2.37208</text:p>
          </table:table-cell>
          <table:table-cell office:value-type="float" office:value="2.97297111864407" calcext:value-type="float">
            <text:p>2.972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63414689266" calcext:value-type="float">
            <text:p>2.15663</text:p>
          </table:table-cell>
          <table:table-cell office:value-type="float" office:value="2.35518668926554" calcext:value-type="float">
            <text:p>2.35519</text:p>
          </table:table-cell>
          <table:table-cell office:value-type="float" office:value="3.11474142372881" calcext:value-type="float">
            <text:p>3.114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5826440678" calcext:value-type="float">
            <text:p>2.22358</text:p>
          </table:table-cell>
          <table:table-cell office:value-type="float" office:value="2.32666614689266" calcext:value-type="float">
            <text:p>2.32667</text:p>
          </table:table-cell>
          <table:table-cell office:value-type="float" office:value="2.99694725423729" calcext:value-type="float">
            <text:p>2.996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154775141243" calcext:value-type="float">
            <text:p>2.32155</text:p>
          </table:table-cell>
          <table:table-cell office:value-type="float" office:value="2.08144797740113" calcext:value-type="float">
            <text:p>2.08145</text:p>
          </table:table-cell>
          <table:table-cell office:value-type="float" office:value="2.79660854237288" calcext:value-type="float">
            <text:p>2.796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596788700565" calcext:value-type="float">
            <text:p>2.21597</text:p>
          </table:table-cell>
          <table:table-cell office:value-type="float" office:value="2.32030698305085" calcext:value-type="float">
            <text:p>2.32031</text:p>
          </table:table-cell>
          <table:table-cell office:value-type="float" office:value="2.90277505084746" calcext:value-type="float">
            <text:p>2.902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901159322034" calcext:value-type="float">
            <text:p>2.31901</text:p>
          </table:table-cell>
          <table:table-cell office:value-type="float" office:value="2.1485169039548" calcext:value-type="float">
            <text:p>2.14852</text:p>
          </table:table-cell>
          <table:table-cell office:value-type="float" office:value="2.81629450847458" calcext:value-type="float">
            <text:p>2.816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93136723164" calcext:value-type="float">
            <text:p>2.31593</text:p>
          </table:table-cell>
          <table:table-cell office:value-type="float" office:value="2.12466775141243" calcext:value-type="float">
            <text:p>2.12467</text:p>
          </table:table-cell>
          <table:table-cell office:value-type="float" office:value="2.72736813559322" calcext:value-type="float">
            <text:p>2.727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69706214689" calcext:value-type="float">
            <text:p>2.2127</text:p>
          </table:table-cell>
          <table:table-cell office:value-type="float" office:value="2.31233446327684" calcext:value-type="float">
            <text:p>2.31233</text:p>
          </table:table-cell>
          <table:table-cell office:value-type="float" office:value="2.91970820338983" calcext:value-type="float">
            <text:p>2.919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0792167231638" calcext:value-type="float">
            <text:p>2.30792</text:p>
          </table:table-cell>
          <table:table-cell office:value-type="float" office:value="2.19372449717514" calcext:value-type="float">
            <text:p>2.19372</text:p>
          </table:table-cell>
          <table:table-cell office:value-type="float" office:value="2.93248677966102" calcext:value-type="float">
            <text:p>2.932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43328813559" calcext:value-type="float">
            <text:p>2.29343</text:p>
          </table:table-cell>
          <table:table-cell office:value-type="float" office:value="2.16107950282486" calcext:value-type="float">
            <text:p>2.16108</text:p>
          </table:table-cell>
          <table:table-cell office:value-type="float" office:value="2.89873030508475" calcext:value-type="float">
            <text:p>2.898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4717740113" calcext:value-type="float">
            <text:p>2.28947</text:p>
          </table:table-cell>
          <table:table-cell office:value-type="float" office:value="2.2240535819209" calcext:value-type="float">
            <text:p>2.22405</text:p>
          </table:table-cell>
          <table:table-cell office:value-type="float" office:value="3.09197206779661" calcext:value-type="float">
            <text:p>3.091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8326779661" calcext:value-type="float">
            <text:p>2.28583</text:p>
          </table:table-cell>
          <table:table-cell office:value-type="float" office:value="2.16315561581921" calcext:value-type="float">
            <text:p>2.16316</text:p>
          </table:table-cell>
          <table:table-cell office:value-type="float" office:value="2.67490277966102" calcext:value-type="float">
            <text:p>2.67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63642937853" calcext:value-type="float">
            <text:p>2.20364</text:p>
          </table:table-cell>
          <table:table-cell office:value-type="float" office:value="2.28225891525424" calcext:value-type="float">
            <text:p>2.28226</text:p>
          </table:table-cell>
          <table:table-cell office:value-type="float" office:value="2.95928813559322" calcext:value-type="float">
            <text:p>2.959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999934463277" calcext:value-type="float">
            <text:p>2.28</text:p>
          </table:table-cell>
          <table:table-cell office:value-type="float" office:value="2.17833459887006" calcext:value-type="float">
            <text:p>2.17833</text:p>
          </table:table-cell>
          <table:table-cell office:value-type="float" office:value="2.91146413559322" calcext:value-type="float">
            <text:p>2.9114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82456497175" calcext:value-type="float">
            <text:p>2.23282</text:p>
          </table:table-cell>
          <table:table-cell office:value-type="float" office:value="2.27806863276836" calcext:value-type="float">
            <text:p>2.27807</text:p>
          </table:table-cell>
          <table:table-cell office:value-type="float" office:value="3.05210006779661" calcext:value-type="float">
            <text:p>3.05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42366101695" calcext:value-type="float">
            <text:p>2.27542</text:p>
          </table:table-cell>
          <table:table-cell office:value-type="float" office:value="2.24199642937853" calcext:value-type="float">
            <text:p>2.242</text:p>
          </table:table-cell>
          <table:table-cell office:value-type="float" office:value="3.08990833898305" calcext:value-type="float">
            <text:p>3.089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99681355932" calcext:value-type="float">
            <text:p>2.275</text:p>
          </table:table-cell>
          <table:table-cell office:value-type="float" office:value="2.17494167231638" calcext:value-type="float">
            <text:p>2.17494</text:p>
          </table:table-cell>
          <table:table-cell office:value-type="float" office:value="2.79040081355932" calcext:value-type="float">
            <text:p>2.79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51816949153" calcext:value-type="float">
            <text:p>2.27452</text:p>
          </table:table-cell>
          <table:table-cell office:value-type="float" office:value="2.1462695819209" calcext:value-type="float">
            <text:p>2.14627</text:p>
          </table:table-cell>
          <table:table-cell office:value-type="float" office:value="2.68855593220339" calcext:value-type="float">
            <text:p>2.688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92420338983" calcext:value-type="float">
            <text:p>2.26792</text:p>
          </table:table-cell>
          <table:table-cell office:value-type="float" office:value="2.16738002259887" calcext:value-type="float">
            <text:p>2.16738</text:p>
          </table:table-cell>
          <table:table-cell office:value-type="float" office:value="2.98415538983051" calcext:value-type="float">
            <text:p>2.984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57896045198" calcext:value-type="float">
            <text:p>2.26358</text:p>
          </table:table-cell>
          <table:table-cell office:value-type="float" office:value="2.15753749152542" calcext:value-type="float">
            <text:p>2.15754</text:p>
          </table:table-cell>
          <table:table-cell office:value-type="float" office:value="2.94866576271186" calcext:value-type="float">
            <text:p>2.948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62144632768" calcext:value-type="float">
            <text:p>2.23362</text:p>
          </table:table-cell>
          <table:table-cell office:value-type="float" office:value="2.25954099435028" calcext:value-type="float">
            <text:p>2.25954</text:p>
          </table:table-cell>
          <table:table-cell office:value-type="float" office:value="2.90202223728814" calcext:value-type="float">
            <text:p>2.902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77227118644" calcext:value-type="float">
            <text:p>2.25377</text:p>
          </table:table-cell>
          <table:table-cell office:value-type="float" office:value="2.20780255367232" calcext:value-type="float">
            <text:p>2.2078</text:p>
          </table:table-cell>
          <table:table-cell office:value-type="float" office:value="2.90396962711864" calcext:value-type="float">
            <text:p>2.90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38576271186" calcext:value-type="float">
            <text:p>2.25239</text:p>
          </table:table-cell>
          <table:table-cell office:value-type="float" office:value="2.19320824858757" calcext:value-type="float">
            <text:p>2.19321</text:p>
          </table:table-cell>
          <table:table-cell office:value-type="float" office:value="2.83548583050847" calcext:value-type="float">
            <text:p>2.835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7468700565" calcext:value-type="float">
            <text:p>2.24775</text:p>
          </table:table-cell>
          <table:table-cell office:value-type="float" office:value="2.20196110734463" calcext:value-type="float">
            <text:p>2.20196</text:p>
          </table:table-cell>
          <table:table-cell office:value-type="float" office:value="2.83118698305085" calcext:value-type="float">
            <text:p>2.83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53039548023" calcext:value-type="float">
            <text:p>2.24653</text:p>
          </table:table-cell>
          <table:table-cell office:value-type="float" office:value="2.16290745762712" calcext:value-type="float">
            <text:p>2.16291</text:p>
          </table:table-cell>
          <table:table-cell office:value-type="float" office:value="2.69342833898305" calcext:value-type="float">
            <text:p>2.693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003543502825" calcext:value-type="float">
            <text:p>2.24004</text:p>
          </table:table-cell>
          <table:table-cell office:value-type="float" office:value="2.14290323163842" calcext:value-type="float">
            <text:p>2.1429</text:p>
          </table:table-cell>
          <table:table-cell office:value-type="float" office:value="2.70138738983051" calcext:value-type="float">
            <text:p>2.701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67039548023" calcext:value-type="float">
            <text:p>2.23867</text:p>
          </table:table-cell>
          <table:table-cell office:value-type="float" office:value="2.24258011299435" calcext:value-type="float">
            <text:p>2.24258</text:p>
          </table:table-cell>
          <table:table-cell office:value-type="float" office:value="2.96678725423729" calcext:value-type="float">
            <text:p>2.966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80494915254" calcext:value-type="float">
            <text:p>2.2378</text:p>
          </table:table-cell>
          <table:table-cell office:value-type="float" office:value="2.17055331073446" calcext:value-type="float">
            <text:p>2.17055</text:p>
          </table:table-cell>
          <table:table-cell office:value-type="float" office:value="2.77238183050847" calcext:value-type="float">
            <text:p>2.772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544790960452" calcext:value-type="float">
            <text:p>2.23545</text:p>
          </table:table-cell>
          <table:table-cell office:value-type="float" office:value="2.23764587570621" calcext:value-type="float">
            <text:p>2.23765</text:p>
          </table:table-cell>
          <table:table-cell office:value-type="float" office:value="2.95740718644068" calcext:value-type="float">
            <text:p>2.957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09021468927" calcext:value-type="float">
            <text:p>2.23709</text:p>
          </table:table-cell>
          <table:table-cell office:value-type="float" office:value="2.22548625988701" calcext:value-type="float">
            <text:p>2.22549</text:p>
          </table:table-cell>
          <table:table-cell office:value-type="float" office:value="2.77665355932203" calcext:value-type="float">
            <text:p>2.776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02327683616" calcext:value-type="float">
            <text:p>2.23502</text:p>
          </table:table-cell>
          <table:table-cell office:value-type="float" office:value="2.21163163841808" calcext:value-type="float">
            <text:p>2.21163</text:p>
          </table:table-cell>
          <table:table-cell office:value-type="float" office:value="2.77130196610169" calcext:value-type="float">
            <text:p>2.77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464614689266" calcext:value-type="float">
            <text:p>2.23465</text:p>
          </table:table-cell>
          <table:table-cell office:value-type="float" office:value="2.1512424180791" calcext:value-type="float">
            <text:p>2.15124</text:p>
          </table:table-cell>
          <table:table-cell office:value-type="float" office:value="2.74080433898305" calcext:value-type="float">
            <text:p>2.74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63615819209" calcext:value-type="float">
            <text:p>2.23464</text:p>
          </table:table-cell>
          <table:table-cell office:value-type="float" office:value="2.25965943502825" calcext:value-type="float">
            <text:p>2.25966</text:p>
          </table:table-cell>
          <table:table-cell office:value-type="float" office:value="2.97577220338983" calcext:value-type="float">
            <text:p>2.975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29157062147" calcext:value-type="float">
            <text:p>2.23229</text:p>
          </table:table-cell>
          <table:table-cell office:value-type="float" office:value="2.30943077966102" calcext:value-type="float">
            <text:p>2.30943</text:p>
          </table:table-cell>
          <table:table-cell office:value-type="float" office:value="2.97520894915254" calcext:value-type="float">
            <text:p>2.975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15746892655" calcext:value-type="float">
            <text:p>2.23116</text:p>
          </table:table-cell>
          <table:table-cell office:value-type="float" office:value="2.25744809039548" calcext:value-type="float">
            <text:p>2.25745</text:p>
          </table:table-cell>
          <table:table-cell office:value-type="float" office:value="2.9321979661017" calcext:value-type="float">
            <text:p>2.93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3089236158192" calcext:value-type="float">
            <text:p>2.23089</text:p>
          </table:table-cell>
          <table:table-cell office:value-type="float" office:value="2.32855462146893" calcext:value-type="float">
            <text:p>2.32855</text:p>
          </table:table-cell>
          <table:table-cell office:value-type="float" office:value="3.03876040677966" calcext:value-type="float">
            <text:p>3.0387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77238418079" calcext:value-type="float">
            <text:p>2.23077</text:p>
          </table:table-cell>
          <table:table-cell office:value-type="float" office:value="2.22451916384181" calcext:value-type="float">
            <text:p>2.22452</text:p>
          </table:table-cell>
          <table:table-cell office:value-type="float" office:value="2.7178953220339" calcext:value-type="float">
            <text:p>2.71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47186440678" calcext:value-type="float">
            <text:p>2.22747</text:p>
          </table:table-cell>
          <table:table-cell office:value-type="float" office:value="2.21691785310735" calcext:value-type="float">
            <text:p>2.21692</text:p>
          </table:table-cell>
          <table:table-cell office:value-type="float" office:value="2.74106874576271" calcext:value-type="float">
            <text:p>2.741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38702824859" calcext:value-type="float">
            <text:p>2.22639</text:p>
          </table:table-cell>
          <table:table-cell office:value-type="float" office:value="2.24086612429379" calcext:value-type="float">
            <text:p>2.24087</text:p>
          </table:table-cell>
          <table:table-cell office:value-type="float" office:value="2.90598101694915" calcext:value-type="float">
            <text:p>2.905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593755932203" calcext:value-type="float">
            <text:p>2.22594</text:p>
          </table:table-cell>
          <table:table-cell office:value-type="float" office:value="2.23327868926554" calcext:value-type="float">
            <text:p>2.23328</text:p>
          </table:table-cell>
          <table:table-cell office:value-type="float" office:value="2.80797369491525" calcext:value-type="float">
            <text:p>2.807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42653107345" calcext:value-type="float">
            <text:p>2.25443</text:p>
          </table:table-cell>
          <table:table-cell office:value-type="float" office:value="2.22394653107345" calcext:value-type="float">
            <text:p>2.22395</text:p>
          </table:table-cell>
          <table:table-cell office:value-type="float" office:value="3.00847538983051" calcext:value-type="float">
            <text:p>3.008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231471186441" calcext:value-type="float">
            <text:p>2.22231</text:p>
          </table:table-cell>
          <table:table-cell office:value-type="float" office:value="2.32588589830508" calcext:value-type="float">
            <text:p>2.32589</text:p>
          </table:table-cell>
          <table:table-cell office:value-type="float" office:value="3.15878562711864" calcext:value-type="float">
            <text:p>3.158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5084519774" calcext:value-type="float">
            <text:p>2.21951</text:p>
          </table:table-cell>
          <table:table-cell office:value-type="float" office:value="2.27281658757062" calcext:value-type="float">
            <text:p>2.27282</text:p>
          </table:table-cell>
          <table:table-cell office:value-type="float" office:value="2.92960216949153" calcext:value-type="float">
            <text:p>2.92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43688135593" calcext:value-type="float">
            <text:p>2.21944</text:p>
          </table:table-cell>
          <table:table-cell office:value-type="float" office:value="2.29165021468927" calcext:value-type="float">
            <text:p>2.29165</text:p>
          </table:table-cell>
          <table:table-cell office:value-type="float" office:value="2.92571525423729" calcext:value-type="float">
            <text:p>2.925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447324293785" calcext:value-type="float">
            <text:p>2.20447</text:p>
          </table:table-cell>
          <table:table-cell office:value-type="float" office:value="2.29566103954802" calcext:value-type="float">
            <text:p>2.29566</text:p>
          </table:table-cell>
          <table:table-cell office:value-type="float" office:value="2.79169437288136" calcext:value-type="float">
            <text:p>2.791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88820338983" calcext:value-type="float">
            <text:p>2.20289</text:p>
          </table:table-cell>
          <table:table-cell office:value-type="float" office:value="2.24489340112994" calcext:value-type="float">
            <text:p>2.24489</text:p>
          </table:table-cell>
          <table:table-cell office:value-type="float" office:value="2.79772040677966" calcext:value-type="float">
            <text:p>2.797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342058757062" calcext:value-type="float">
            <text:p>2.19342</text:p>
          </table:table-cell>
          <table:table-cell office:value-type="float" office:value="2.27020058757062" calcext:value-type="float">
            <text:p>2.2702</text:p>
          </table:table-cell>
          <table:table-cell office:value-type="float" office:value="2.81932583050847" calcext:value-type="float">
            <text:p>2.819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68863276836" calcext:value-type="float">
            <text:p>2.18369</text:p>
          </table:table-cell>
          <table:table-cell office:value-type="float" office:value="2.26783857627119" calcext:value-type="float">
            <text:p>2.26784</text:p>
          </table:table-cell>
          <table:table-cell office:value-type="float" office:value="2.78639701694915" calcext:value-type="float">
            <text:p>2.786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923656497175" calcext:value-type="float">
            <text:p>2.17924</text:p>
          </table:table-cell>
          <table:table-cell office:value-type="float" office:value="2.28244210169492" calcext:value-type="float">
            <text:p>2.28244</text:p>
          </table:table-cell>
          <table:table-cell office:value-type="float" office:value="2.85485152542373" calcext:value-type="float">
            <text:p>2.854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98106214689" calcext:value-type="float">
            <text:p>2.17298</text:p>
          </table:table-cell>
          <table:table-cell office:value-type="float" office:value="2.2920819661017" calcext:value-type="float">
            <text:p>2.29208</text:p>
          </table:table-cell>
          <table:table-cell office:value-type="float" office:value="2.83625383050847" calcext:value-type="float">
            <text:p>2.836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0044519774" calcext:value-type="float">
            <text:p>2.159</text:p>
          </table:table-cell>
          <table:table-cell office:value-type="float" office:value="2.36941134463277" calcext:value-type="float">
            <text:p>2.36941</text:p>
          </table:table-cell>
          <table:table-cell office:value-type="float" office:value="3.02733396610169" calcext:value-type="float">
            <text:p>3.027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80214689266" calcext:value-type="float">
            <text:p>2.2898</text:p>
          </table:table-cell>
          <table:table-cell office:value-type="float" office:value="2.15848790960452" calcext:value-type="float">
            <text:p>2.15849</text:p>
          </table:table-cell>
          <table:table-cell office:value-type="float" office:value="2.78448922033898" calcext:value-type="float">
            <text:p>2.784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31505084746" calcext:value-type="float">
            <text:p>2.15632</text:p>
          </table:table-cell>
          <table:table-cell office:value-type="float" office:value="2.34198296045198" calcext:value-type="float">
            <text:p>2.34198</text:p>
          </table:table-cell>
          <table:table-cell office:value-type="float" office:value="2.86264976271186" calcext:value-type="float">
            <text:p>2.862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286223728814" calcext:value-type="float">
            <text:p>2.26286</text:p>
          </table:table-cell>
          <table:table-cell office:value-type="float" office:value="2.15471511864407" calcext:value-type="float">
            <text:p>2.15472</text:p>
          </table:table-cell>
          <table:table-cell office:value-type="float" office:value="2.71603118644068" calcext:value-type="float">
            <text:p>2.716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81613559322" calcext:value-type="float">
            <text:p>2.28282</text:p>
          </table:table-cell>
          <table:table-cell office:value-type="float" office:value="2.14974856497175" calcext:value-type="float">
            <text:p>2.14975</text:p>
          </table:table-cell>
          <table:table-cell office:value-type="float" office:value="2.78426223728814" calcext:value-type="float">
            <text:p>2.784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4284876836158" calcext:value-type="float">
            <text:p>2.14285</text:p>
          </table:table-cell>
          <table:table-cell office:value-type="float" office:value="2.34503995480226" calcext:value-type="float">
            <text:p>2.34504</text:p>
          </table:table-cell>
          <table:table-cell office:value-type="float" office:value="3.0122820338983" calcext:value-type="float">
            <text:p>3.012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72375141243" calcext:value-type="float">
            <text:p>2.22772</text:p>
          </table:table-cell>
          <table:table-cell office:value-type="float" office:value="2.14193742372881" calcext:value-type="float">
            <text:p>2.14194</text:p>
          </table:table-cell>
          <table:table-cell office:value-type="float" office:value="2.65415294915254" calcext:value-type="float">
            <text:p>2.654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801100564972" calcext:value-type="float">
            <text:p>2.13801</text:p>
          </table:table-cell>
          <table:table-cell office:value-type="float" office:value="2.39372049717514" calcext:value-type="float">
            <text:p>2.39372</text:p>
          </table:table-cell>
          <table:table-cell office:value-type="float" office:value="2.99529166101695" calcext:value-type="float">
            <text:p>2.995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61240677966" calcext:value-type="float">
            <text:p>2.13761</text:p>
          </table:table-cell>
          <table:table-cell office:value-type="float" office:value="2.34409297175141" calcext:value-type="float">
            <text:p>2.34409</text:p>
          </table:table-cell>
          <table:table-cell office:value-type="float" office:value="3.00319755932203" calcext:value-type="float">
            <text:p>3.00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653620338983" calcext:value-type="float">
            <text:p>2.34654</text:p>
          </table:table-cell>
          <table:table-cell office:value-type="float" office:value="2.04289835028249" calcext:value-type="float">
            <text:p>2.0429</text:p>
          </table:table-cell>
          <table:table-cell office:value-type="float" office:value="2.7532553220339" calcext:value-type="float">
            <text:p>2.753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0" calcext:value-type="float">
            <text:p>0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0" calcext:value-type="float">
            <text:p>0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1:58.420482600</dc:date>
    <meta:document-statistic meta:table-count="1" meta:cell-count="4636" meta:object-count="0"/>
    <meta:generator>LibreOffice/4.2.8.2$Linux_X86_64 LibreOffice_project/420m0$Build-2</meta:generator>
  </office:meta>
</office:document-meta>
</file>